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d1a6" officeooo:paragraph-rsid="001ed1a6" style:font-size-asian="13.1000003814697pt" style:font-size-complex="15pt"/>
    </style:style>
    <style:style style:name="P2" style:family="paragraph" style:parent-style-name="Standard">
      <style:text-properties fo:font-size="15pt" officeooo:rsid="001ed1a6" officeooo:paragraph-rsid="001ed1a6" style:font-size-asian="15pt" style:font-size-complex="15pt"/>
    </style:style>
    <style:style style:name="P3" style:family="paragraph" style:parent-style-name="Standard">
      <style:text-properties fo:font-size="10pt" officeooo:rsid="001ed1a6" officeooo:paragraph-rsid="001ed1a6" style:font-size-asian="8.75pt" style:font-size-complex="10pt"/>
    </style:style>
    <style:style style:name="P4" style:family="paragraph" style:parent-style-name="Standard">
      <style:text-properties fo:font-size="10pt" officeooo:rsid="001ed1a6" officeooo:paragraph-rsid="00216068" style:font-size-asian="8.75pt" style:font-size-complex="10pt"/>
    </style:style>
    <style:style style:name="P5" style:family="paragraph" style:parent-style-name="Standard">
      <style:text-properties fo:font-size="10pt" officeooo:rsid="00202ed1" officeooo:paragraph-rsid="00202ed1" style:font-size-asian="8.75pt" style:font-size-complex="10pt"/>
    </style:style>
    <style:style style:name="P6" style:family="paragraph" style:parent-style-name="Standard">
      <style:text-properties fo:font-size="10pt" officeooo:rsid="00216068" officeooo:paragraph-rsid="00216068" style:font-size-asian="8.75pt" style:font-size-complex="10pt"/>
    </style:style>
    <style:style style:name="P7" style:family="paragraph" style:parent-style-name="Standard">
      <style:text-properties fo:font-size="10pt" officeooo:rsid="0022e6ad" officeooo:paragraph-rsid="0022e6ad" style:font-size-asian="8.75pt" style:font-size-complex="10pt"/>
    </style:style>
    <style:style style:name="P8" style:family="paragraph" style:parent-style-name="Standard">
      <style:text-properties fo:font-size="10pt" officeooo:rsid="00202ed1" officeooo:paragraph-rsid="00202ed1" style:font-size-asian="10pt" style:font-size-complex="10pt"/>
    </style:style>
    <style:style style:name="P9" style:family="paragraph" style:parent-style-name="Standard">
      <style:text-properties fo:font-size="20pt" officeooo:rsid="001ed1a6" officeooo:paragraph-rsid="001ed1a6" style:font-size-asian="20pt" style:font-size-complex="20pt"/>
    </style:style>
    <style:style style:name="P10" style:family="paragraph" style:parent-style-name="Standard">
      <style:text-properties fo:font-size="20pt" officeooo:rsid="001ed1a6" officeooo:paragraph-rsid="00202ed1" style:font-size-asian="20pt" style:font-size-complex="20pt"/>
    </style:style>
    <style:style style:name="P11" style:family="paragraph" style:parent-style-name="Standard">
      <style:text-properties fo:font-size="20pt" officeooo:rsid="001ed1a6" officeooo:paragraph-rsid="00216068" style:font-size-asian="20pt" style:font-size-complex="20pt"/>
    </style:style>
    <style:style style:name="P12" style:family="paragraph" style:parent-style-name="Standard">
      <style:text-properties fo:font-size="10.5pt" officeooo:rsid="001ed1a6" officeooo:paragraph-rsid="001ed1a6" style:font-size-asian="9.14999961853027pt" style:font-size-complex="10.5pt"/>
    </style:style>
    <style:style style:name="T1" style:family="text">
      <style:text-properties officeooo:rsid="00202ed1"/>
    </style:style>
    <style:style style:name="T2" style:family="text">
      <style:text-properties officeooo:rsid="0022e6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DIREECTION:</text:p>
      <text:p text:style-name="P9"/>
      <text:p text:style-name="P1"/>
      <text:p text:style-name="P1">input redirection: &gt;</text:p>
      <text:p text:style-name="P3">gmon@gmon-Inspiron-3543:~/Desktop/sample2$ ls &gt; me</text:p>
      <text:p text:style-name="P3">gmon@gmon-Inspiron-3543:~/Desktop/sample2$ ls</text:p>
      <text:p text:style-name="P3">a.out <text:s/>me <text:s/>sample.c <text:s/>try <text:s/>try.txt</text:p>
      <text:p text:style-name="P3">gmon@gmon-Inspiron-3543:~/Desktop/sample2$ cat me</text:p>
      <text:p text:style-name="P3">a.out</text:p>
      <text:p text:style-name="P3">me</text:p>
      <text:p text:style-name="P3">sample.c</text:p>
      <text:p text:style-name="P3">try</text:p>
      <text:p text:style-name="P3">try.txt</text:p>
      <text:p text:style-name="P3">gmon@gmon-Inspiron-3543:~/Desktop/sample2$ </text:p>
      <text:p text:style-name="P3"/>
      <text:p text:style-name="P2">output reddirection: &lt;</text:p>
      <text:p text:style-name="P12">gmon@gmon-Inspiron-3543:~/Desktop/sample2$ sort &lt; me</text:p>
      <text:p text:style-name="P12">a.out</text:p>
      <text:p text:style-name="P12">me</text:p>
      <text:p text:style-name="P12">sample.c</text:p>
      <text:p text:style-name="P12">try</text:p>
      <text:p text:style-name="P12">try.txt</text:p>
      <text:p text:style-name="P12"/>
      <text:p text:style-name="P2">APPEND: &gt;&gt;</text:p>
      <text:p text:style-name="P2"/>
      <text:p text:style-name="P9">PIPING:</text:p>
      <text:p text:style-name="P9"/>
      <text:p text:style-name="P8">gmon@gmon-Inspiron-3543:~/Desktop$ ls | sort</text:p>
      <text:p text:style-name="P8">additional</text:p>
      <text:p text:style-name="P8">c</text:p>
      <text:p text:style-name="P8">dektop</text:p>
      <text:p text:style-name="P8">fosslab</text:p>
      <text:p text:style-name="P8">FOSS-Lab-master</text:p>
      <text:p text:style-name="P8">FOSS-Lab-master.zip</text:p>
      <text:p text:style-name="P8">google</text:p>
      <text:p text:style-name="P8">me</text:p>
      <text:p text:style-name="P8">sample2</text:p>
      <text:p text:style-name="P8">studyds</text:p>
      <text:p text:style-name="P8">syllabu</text:p>
      <text:p text:style-name="P8">waste</text:p>
      <text:p text:style-name="P8">website</text:p>
      <text:p text:style-name="P8">gmon@gmon-Inspiron-3543:~/Desktop$ $who | wc -l</text:p>
      <text:p text:style-name="P8">0</text:p>
      <text:p text:style-name="P8"/>
      <text:p text:style-name="P10"><text:span text:style-name="T1">FILTERS</text:span>:</text:p>
      <text:p text:style-name="P10"/>
      <text:p text:style-name="P5">gmon@gmon-Inspiron-3543:~/Desktop$ ls | uniq</text:p>
      <text:p text:style-name="P5">additional</text:p>
      <text:p text:style-name="P5">c</text:p>
      <text:p text:style-name="P5">dektop</text:p>
      <text:p text:style-name="P5">fosslab</text:p>
      <text:p text:style-name="P5">FOSS-Lab-master</text:p>
      <text:p text:style-name="P5">FOSS-Lab-master.zip</text:p>
      <text:p text:style-name="P5">google</text:p>
      <text:p text:style-name="P5"><text:soft-page-break/>me</text:p>
      <text:p text:style-name="P5">sample2</text:p>
      <text:p text:style-name="P5">studyds</text:p>
      <text:p text:style-name="P5">syllabu</text:p>
      <text:p text:style-name="P5">waste</text:p>
      <text:p text:style-name="P5">website</text:p>
      <text:p text:style-name="P5">gmon@gmon-Inspiron-3543:~/Desktop$ ls | head -3</text:p>
      <text:p text:style-name="P5">additional</text:p>
      <text:p text:style-name="P5">c</text:p>
      <text:p text:style-name="P5">dektop</text:p>
      <text:p text:style-name="P5">gmon@gmon-Inspiron-3543:~/Desktop$ ls | tail -2</text:p>
      <text:p text:style-name="P5">waste</text:p>
      <text:p text:style-name="P5">website</text:p>
      <text:p text:style-name="P5"/>
      <text:p text:style-name="P10"><text:span text:style-name="T1">JOB CONTROL</text:span>:</text:p>
      <text:p text:style-name="P10"><text:s/></text:p>
      <text:p text:style-name="P6">gmon@gmon-Inspiron-3543:~/Desktop$ sleep 100 &amp;</text:p>
      <text:p text:style-name="P6">[1] 4221</text:p>
      <text:p text:style-name="P6">gmon@gmon-Inspiron-3543:~/Desktop$ sleep 200 &amp;</text:p>
      <text:p text:style-name="P6">[2] 4222</text:p>
      <text:p text:style-name="P6">gmon@gmon-Inspiron-3543:~/Desktop$ ps</text:p>
      <text:p text:style-name="P6"><text:s text:c="2"/>PID TTY <text:s text:c="9"/>TIME CMD</text:p>
      <text:p text:style-name="P6"><text:s/>2435 pts/1 <text:s text:c="3"/>00:00:00 bash</text:p>
      <text:p text:style-name="P6"><text:s/>4221 pts/1 <text:s text:c="3"/>00:00:00 sleep</text:p>
      <text:p text:style-name="P6"><text:s/>4222 pts/1 <text:s text:c="3"/>00:00:00 sleep</text:p>
      <text:p text:style-name="P6"><text:s/>4223 pts/1 <text:s text:c="3"/>00:00:00 ps</text:p>
      <text:p text:style-name="P6">gmon@gmon-Inspiron-3543:~/Desktop$ kill 4221</text:p>
      <text:p text:style-name="P6">[1]- <text:s/>Terminated <text:s text:c="13"/>sleep 100</text:p>
      <text:p text:style-name="P6">gmon@gmon-Inspiron-3543:~/Desktop$ ps</text:p>
      <text:p text:style-name="P6"><text:s text:c="2"/>PID TTY <text:s text:c="9"/>TIME CMD</text:p>
      <text:p text:style-name="P6"><text:s/>2435 pts/1 <text:s text:c="3"/>00:00:00 bash</text:p>
      <text:p text:style-name="P6"><text:s/>4222 pts/1 <text:s text:c="3"/>00:00:00 sleep</text:p>
      <text:p text:style-name="P6"><text:s/>4224 pts/1 <text:s text:c="3"/>00:00:00 ps</text:p>
      <text:p text:style-name="P6">gmon@gmon-Inspiron-3543:~/Desktop$ kill 4222</text:p>
      <text:p text:style-name="P6">gmon@gmon-Inspiron-3543:~/Desktop$ ps</text:p>
      <text:p text:style-name="P6"><text:s text:c="2"/>PID TTY <text:s text:c="9"/>TIME CMD</text:p>
      <text:p text:style-name="P6"><text:s/>2435 pts/1 <text:s text:c="3"/>00:00:00 bash</text:p>
      <text:p text:style-name="P6"><text:s/>4225 pts/1 <text:s text:c="3"/>00:00:00 ps</text:p>
      <text:p text:style-name="P6">[2]+ <text:s/>Terminated <text:s text:c="13"/>sleep 200</text:p>
      <text:p text:style-name="P6">gmon@gmon-Inspiron-3543:~/Desktop$ jobs</text:p>
      <text:p text:style-name="P6">gmon@gmon-Inspiron-3543:~/Desktop$ sleep 200 &amp;</text:p>
      <text:p text:style-name="P6">[1] 4226</text:p>
      <text:p text:style-name="P6">gmon@gmon-Inspiron-3543:~/Desktop$ jobs</text:p>
      <text:p text:style-name="P6">[1]+ <text:s/>Running <text:s text:c="16"/>sleep 200 &amp;</text:p>
      <text:p text:style-name="P6">gmon@gmon-Inspiron-3543:~/Desktop$ ^C</text:p>
      <text:p text:style-name="P6">gmon@gmon-Inspiron-3543:~/Desktop$ ps</text:p>
      <text:p text:style-name="P6"><text:s text:c="2"/>PID TTY <text:s text:c="9"/>TIME CMD</text:p>
      <text:p text:style-name="P6"><text:s/>2435 pts/1 <text:s text:c="3"/>00:00:00 bash</text:p>
      <text:p text:style-name="P6"><text:s/>4226 pts/1 <text:s text:c="3"/>00:00:00 sleep</text:p>
      <text:p text:style-name="P6"><text:s/>4228 pts/1 <text:s text:c="3"/>00:00:00 ps</text:p>
      <text:p text:style-name="P6">gmon@gmon-Inspiron-3543:~/Desktop$ klll 4226</text:p>
      <text:p text:style-name="P6">No command 'klll' found, did you mean:</text:p>
      <text:p text:style-name="P6"><text:s/>Command 'kill' from package 'procps' (main)</text:p>
      <text:p text:style-name="P6">klll: command not found</text:p>
      <text:p text:style-name="P6">gmon@gmon-Inspiron-3543:~/Desktop$ kill 4226</text:p>
      <text:p text:style-name="P6">[1]+ <text:s/>Terminated <text:s text:c="13"/>sleep 200</text:p>
      <text:p text:style-name="P6">gmon@gmon-Inspiron-3543:~/Desktop$ ps</text:p>
      <text:p text:style-name="P6"><text:s text:c="2"/>PID TTY <text:s text:c="9"/>TIME CMD</text:p>
      <text:p text:style-name="P6"><text:s/>2435 pts/1 <text:s text:c="3"/>00:00:00 bash</text:p>
      <text:p text:style-name="P6"><text:s/>4237 pts/1 <text:s text:c="3"/>00:00:00 ps</text:p>
      <text:p text:style-name="P6">gmon@gmon-Inspiron-3543:~/Desktop$ </text:p>
      <text:p text:style-name="P11"><text:soft-page-break/><text:span text:style-name="T2">FILE PERMISSION</text:span>:</text:p>
      <text:p text:style-name="P4"/>
      <text:p text:style-name="P7">gmon@gmon-Inspiron-3543:~/Desktop$ sudo su</text:p>
      <text:p text:style-name="P7">[sudo] password for gmon: </text:p>
      <text:p text:style-name="P7">root@gmon-Inspiron-3543:/home/gmon/Desktop# chmod 600 me</text:p>
      <text:p text:style-name="P7">root@gmon-Inspiron-3543:/home/gmon/Desktop# chmod 777 me</text:p>
      <text:p text:style-name="P7"><text:a xlink:type="simple" xlink:href="mailto:root@gmon-Inspiron-3543" text:style-name="Internet_20_link" text:visited-style-name="Visited_20_Internet_20_Link">root@gmon-Inspiron-3543</text:a>:/home/gmon/Desktop#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39:22.311394259</meta:creation-date>
    <dc:date>2017-03-29T12:15:38.421960936</dc:date>
    <meta:editing-duration>PT5M55S</meta:editing-duration>
    <meta:editing-cycles>1</meta:editing-cycles>
    <meta:document-statistic meta:table-count="0" meta:image-count="0" meta:object-count="0" meta:page-count="3" meta:paragraph-count="112" meta:word-count="272" meta:character-count="2568" meta:non-whitespace-character-count="2228"/>
    <meta:generator>LibreOffice/5.1.4.2$Linux_X86_64 LibreOffice_project/10m0$Build-2</meta:generator>
  </office:meta>
</office:document-meta>
</file>